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Throughpu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hread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4811" calcext:value-type="float">
            <text:p>348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8541" calcext:value-type="float">
            <text:p>585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1288" calcext:value-type="float">
            <text:p>812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4833" calcext:value-type="float">
            <text:p>948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2829" calcext:value-type="float">
            <text:p>628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54847" calcext:value-type="float">
            <text:p>548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21744" calcext:value-type="float">
            <text:p>217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21715" calcext:value-type="float">
            <text:p>217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20768" calcext:value-type="float">
            <text:p>2076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lient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hread_base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86411" calcext:value-type="float">
            <text:p>864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5167" calcext:value-type="float">
            <text:p>851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85500" calcext:value-type="float">
            <text:p>855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85048" calcext:value-type="float">
            <text:p>850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9639" calcext:value-type="float">
            <text:p>896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85708" calcext:value-type="float">
            <text:p>857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81081" calcext:value-type="float">
            <text:p>8108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vent_drive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95" calcext:value-type="float">
            <text:p>18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5071" calcext:value-type="float">
            <text:p>50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9708" calcext:value-type="float">
            <text:p>97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6973" calcext:value-type="float">
            <text:p>169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23467" calcext:value-type="float">
            <text:p>234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9743" calcext:value-type="float">
            <text:p>3974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otal queru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hread_base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3305" calcext:value-type="float">
            <text:p>53305</text:p>
          </table:table-cell>
          <table:table-cell office:value-type="float" office:value="5810" calcext:value-type="float">
            <text:p>58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8710" calcext:value-type="float">
            <text:p>118710</text:p>
          </table:table-cell>
          <table:table-cell office:value-type="float" office:value="11401" calcext:value-type="float">
            <text:p>114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0057" calcext:value-type="float">
            <text:p>120057</text:p>
          </table:table-cell>
          <table:table-cell office:value-type="float" office:value="14410" calcext:value-type="float">
            <text:p>144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0063" calcext:value-type="float">
            <text:p>50063</text:p>
          </table:table-cell>
          <table:table-cell office:value-type="float" office:value="16307" calcext:value-type="float">
            <text:p>1630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3940" calcext:value-type="float">
            <text:p>53940</text:p>
          </table:table-cell>
          <table:table-cell office:value-type="float" office:value="17635" calcext:value-type="float">
            <text:p>1763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5017" calcext:value-type="float">
            <text:p>55017</text:p>
          </table:table-cell>
          <table:table-cell office:value-type="float" office:value="17410" calcext:value-type="float">
            <text:p>174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59855" calcext:value-type="float">
            <text:p>59855</text:p>
          </table:table-cell>
          <table:table-cell office:value-type="float" office:value="12154" calcext:value-type="float">
            <text:p>1215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vent_drive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810" calcext:value-type="float">
            <text:p>58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401" calcext:value-type="float">
            <text:p>114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4410" calcext:value-type="float">
            <text:p>144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6307" calcext:value-type="float">
            <text:p>163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635" calcext:value-type="float">
            <text:p>176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7410" calcext:value-type="float">
            <text:p>174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2154" calcext:value-type="float">
            <text:p>12154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odify vs show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hread_based</text:p>
          </table:table-cell>
          <table:table-cell table:number-columns-repeated="2"/>
          <table:table-cell office:value-type="string" calcext:value-type="string">
            <text:p>event_drievn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only show</text:p>
          </table:table-cell>
          <table:table-cell table:number-columns-repeated="2"/>
          <table:table-cell office:value-type="string" calcext:value-type="string">
            <text:p>only show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1836" calcext:value-type="float">
            <text:p>318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733" calcext:value-type="float">
            <text:p>5733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4487" calcext:value-type="float">
            <text:p>10448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096" calcext:value-type="float">
            <text:p>11096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2605" calcext:value-type="float">
            <text:p>1026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943" calcext:value-type="float">
            <text:p>14943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9711" calcext:value-type="float">
            <text:p>397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080" calcext:value-type="float">
            <text:p>16080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3940" calcext:value-type="float">
            <text:p>5394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315" calcext:value-type="float">
            <text:p>17315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5984" calcext:value-type="float">
            <text:p>5598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435" calcext:value-type="float">
            <text:p>10435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62171" calcext:value-type="float">
            <text:p>6217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353" calcext:value-type="float">
            <text:p>1035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only modify</text:p>
          </table:table-cell>
          <table:table-cell table:number-columns-repeated="2"/>
          <table:table-cell office:value-type="string" calcext:value-type="string">
            <text:p>only modify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2604" calcext:value-type="float">
            <text:p>4260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926" calcext:value-type="float">
            <text:p>3926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98525" calcext:value-type="float">
            <text:p>985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935" calcext:value-type="float">
            <text:p>10935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8304" calcext:value-type="float">
            <text:p>383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587" calcext:value-type="float">
            <text:p>14587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8215" calcext:value-type="float">
            <text:p>582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354" calcext:value-type="float">
            <text:p>16354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3251" calcext:value-type="float">
            <text:p>5325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227" calcext:value-type="float">
            <text:p>1722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3921" calcext:value-type="float">
            <text:p>5392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169" calcext:value-type="float">
            <text:p>916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61931" calcext:value-type="float">
            <text:p>6193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60" calcext:value-type="float">
            <text:p>99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15:41:03.541975618</meta:creation-date>
    <dc:date>2022-05-23T17:30:45.432015623</dc:date>
    <meta:editing-duration>PT6M58S</meta:editing-duration>
    <meta:editing-cycles>2</meta:editing-cycles>
    <meta:generator>LibreOffice/6.4.7.2$Linux_X86_64 LibreOffice_project/40$Build-2</meta:generator>
    <meta:document-statistic meta:table-count="1" meta:cell-count="152" meta:object-count="0"/>
  </office:meta>
</office:document-meta>
</file>